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497.31pt"/>
    </style:style>
    <style:style style:name="co20" style:family="table-column">
      <style:table-column-properties fo:break-before="auto" style:column-width="384.66pt"/>
    </style:style>
    <style:style style:name="co21" style:family="table-column">
      <style:table-column-properties fo:break-before="auto" style:column-width="471.09pt"/>
    </style:style>
    <style:style style:name="co22" style:family="table-column">
      <style:table-column-properties fo:break-before="auto" style:column-width="874.09pt"/>
    </style:style>
    <style:style style:name="co23" style:family="table-column">
      <style:table-column-properties fo:break-before="auto" style:column-width="392.4pt"/>
    </style:style>
    <style:style style:name="co24" style:family="table-column">
      <style:table-column-properties fo:break-before="auto" style:column-width="448.75pt"/>
    </style:style>
    <style:style style:name="co25" style:family="table-column">
      <style:table-column-properties fo:break-before="auto" style:column-width="180.85pt"/>
    </style:style>
    <style:style style:name="co26" style:family="table-column">
      <style:table-column-properties fo:break-before="auto" style:column-width="184.71pt"/>
    </style:style>
    <style:style style:name="co27" style:family="table-column">
      <style:table-column-properties fo:break-before="auto" style:column-width="881.04pt"/>
    </style:style>
    <style:style style:name="co28" style:family="table-column">
      <style:table-column-properties fo:break-before="auto" style:column-width="309.2pt"/>
    </style:style>
    <style:style style:name="co29" style:family="table-column">
      <style:table-column-properties fo:break-before="auto" style:column-width="152.25pt"/>
    </style:style>
    <style:style style:name="co30" style:family="table-column">
      <style:table-column-properties fo:break-before="auto" style:column-width="158.46pt"/>
    </style:style>
    <style:style style:name="co31" style:family="table-column">
      <style:table-column-properties fo:break-before="auto" style:column-width="96.6pt"/>
    </style:style>
    <style:style style:name="co32" style:family="table-column">
      <style:table-column-properties fo:break-before="auto" style:column-width="71.86pt"/>
    </style:style>
    <style:style style:name="co33" style:family="table-column">
      <style:table-column-properties fo:break-before="auto" style:column-width="114.41pt"/>
    </style:style>
    <style:style style:name="co34" style:family="table-column">
      <style:table-column-properties fo:break-before="auto" style:column-width="82.15pt"/>
    </style:style>
    <style:style style:name="co35" style:family="table-column">
      <style:table-column-properties fo:break-before="auto" style:column-width="228.25pt"/>
    </style:style>
    <style:style style:name="co36" style:family="table-column">
      <style:table-column-properties fo:break-before="auto" style:column-width="239.1pt"/>
    </style:style>
    <style:style style:name="co37" style:family="table-column">
      <style:table-column-properties fo:break-before="auto" style:column-width="156.3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26.69pt"/>
    </style:style>
    <style:style style:name="co40" style:family="table-column">
      <style:table-column-properties fo:break-before="auto" style:column-width="85.24pt"/>
    </style:style>
    <style:style style:name="co41" style:family="table-column">
      <style:table-column-properties fo:break-before="auto" style:column-width="139.35pt"/>
    </style:style>
    <style:style style:name="co42" style:family="table-column">
      <style:table-column-properties fo:break-before="auto" style:column-width="387.5pt"/>
    </style:style>
    <style:style style:name="co43" style:family="table-column">
      <style:table-column-properties fo:break-before="auto" style:column-width="311.75pt"/>
    </style:style>
    <style:style style:name="co44" style:family="table-column">
      <style:table-column-properties fo:break-before="auto" style:column-width="285.51pt"/>
    </style:style>
    <style:style style:name="co45" style:family="table-column">
      <style:table-column-properties fo:break-before="auto" style:column-width="44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ЧТО_20_я_20_вижу_20_по_20_этому_20_поводу_20_в_20_своей_20_фазе">
      <style:table-properties table:display="true" style:writing-mode="lr-tb"/>
    </style:style>
    <style:style style:name="ta3" style:family="table" style:master-page-name="Что_20_я_20_колдую">
      <style:table-properties table:display="true" style:writing-mode="lr-tb"/>
    </style:style>
    <style:style style:name="ta4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5" style:family="table" style:master-page-name="Выскажись_20_видению_20_как_20_тёлке">
      <style:table-properties table:display="true" style:writing-mode="lr-tb"/>
    </style:style>
    <style:style style:name="ta6" style:family="table" style:master-page-name="Волк-Маугли_20_среди_20_волков">
      <style:table-properties table:display="true" style:writing-mode="lr-tb"/>
    </style:style>
    <style:style style:name="ta7" style:family="table" style:master-page-name="What_20_REALLY_20_happened">
      <style:table-properties table:display="true" style:writing-mode="lr-tb"/>
    </style:style>
    <style:style style:name="ta8" style:family="table" style:master-page-name="Является_20_ли_20_эта_20_вещь_20_шкалой">
      <style:table-properties table:display="true" style:writing-mode="lr-tb"/>
    </style:style>
    <style:style style:name="ta9" style:family="table" style:master-page-name="Сборка_20_пункта">
      <style:table-properties table:display="true" style:writing-mode="lr-tb"/>
    </style:style>
    <style:style style:name="ta10" style:family="table" style:master-page-name="Чем_20_пункт_20_решает_20_повторяющиеся_20_проблемы">
      <style:table-properties table:display="true" style:writing-mode="lr-tb"/>
    </style:style>
    <style:style style:name="ta11" style:family="table" style:master-page-name="Почему_20_пункт_20_решает_20_повторяющиеся_20_проблемы">
      <style:table-properties table:display="true" style:writing-mode="lr-tb"/>
    </style:style>
    <style:style style:name="ta12" style:family="table" style:master-page-name="Решение_20_того_20_что_20_оно_20_решает">
      <style:table-properties table:display="true" style:writing-mode="lr-tb"/>
    </style:style>
    <style:style style:name="ta13" style:family="table" style:master-page-name="Какой_20_перманентный_20_вред_20_оно_20_решает">
      <style:table-properties table:display="true" style:writing-mode="lr-tb"/>
    </style:style>
    <style:style style:name="ta14" style:family="table" style:master-page-name="Его_20_методы_20_решения_20_перманентного_20_вреда">
      <style:table-properties table:display="true" style:writing-mode="lr-tb"/>
    </style:style>
    <style:style style:name="ta15" style:family="table" style:master-page-name="Чьи_20_ещё_20_повторяющиеся_20_проблемы_20_оно_20_решает">
      <style:table-properties table:display="true" style:writing-mode="lr-tb"/>
    </style:style>
    <style:style style:name="ta16" style:family="table" style:master-page-name="Решать_20_какие_20_повторения_20_ему_20_просто">
      <style:table-properties table:display="true" style:writing-mode="lr-tb"/>
    </style:style>
    <style:style style:name="ta17" style:family="table" style:master-page-name="Как_20_это_20_повторение_20_делает_20_меня_20_лучше">
      <style:table-properties table:display="true" style:writing-mode="lr-tb"/>
    </style:style>
    <style:style style:name="ta18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19" style:family="table" style:master-page-name="Благодарности">
      <style:table-properties table:display="true" style:writing-mode="lr-tb"/>
    </style:style>
    <style:style style:name="ta20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1" style:family="table" style:master-page-name="Default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fo:background-color="#ffffff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" style:family="table-cell" style:parent-style-name="Default"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Gnumeric-default">
      <style:table-cell-properties fo:background-color="#ffffff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3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ext-properties fo:color="#000000"/>
    </style:style>
    <style:style style:name="ce42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3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" office:value-type="string" calcext:value-type="string">
            <text:p>Почему я не могу просто жить так чтоб мне было не проблемой иметь то что имеют люди которые занимаются фигнёй.</text:p>
          </table:table-cell>
          <table:table-cell table:style-name="ce11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11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хочу име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ебн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жел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сомнения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ЧТО я вижу по этому поводу в своей фазе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ЧТО я вижу по этому поводу в своей фазе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то что для фигня для них хлеб насущный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хлеб наш насущный дай нам днесть ты что еси на небеси да приснится имя твоё да будет царствие твоё да будет воля твоя как на небе так и на земле. И не введи нас во спокусу и избави нас от лукавого, Амин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можешь всю скопировать. Проанализируй каждое слово.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afraid to fuck them to death. Вот что это такое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потому так и живёшь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.е. хорошо когда через круг. Людей зацикливает бывает на вредных вещах. Из которых нет выхода даже у психиатра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а ты ещё не анализировал психологию и не знаешь (или не помнишь) какие бывают <text:s/>пиздецы у тебя и тех кого обстоятельства заводитили не туда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“у спокусу”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спокойствие ключ к успеху. Когда оно есть то тебе и люди звонят и мир толкает и мать довольна. Только когда ты злишься ты беден. Или радуешься. Тогда ты тоже беден.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ейтральные люди самые богатые в мире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о не фальшиво нейтральные. А те кого реально не сдвинуть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ы не стабилен.потому ты всегда прыгаешь. И потому ты не можешь выбрать направление. Но ты нашёл правду в изменениях так что…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ы нашёл стабильность в гомеостазе. Ты эволюционный прорыв.в основном люди просто бьют гвозди в стену и получают за это 2 гривны в час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вои круги всё решают. Посмотри на монеты. Ты ж видел. Опознание пришло и всё порешало. Сделаешь ИИ и больше не прийдётся прибедняться перед теми кто этим занимается.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можешь даже внести это в вопросник.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“те перед кем я прибедняюсь”,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и тогда сможешь вздохнуть свободно и больше меня не увидеш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боже дай мне сил не убивать во имя себя. Вот что это за молитва. И ты создал круг только потому что никогда ничего не имел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а теперь ты даже в депозиты не веришь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отдохни пять минут. Вернёшься – решишь что круги это выход и пойдёшь дальше. Уже более стабильной психикой. По миру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короче. Были мысли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что мол в мире почти нет людей которые бы свои проблемы 7 дней в неделю анализировали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что мол люди обычно просто качают то что имеют. То о чём знают. Видят направление (скажем мышцы) и ходят в качальный зал.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изучают и тут же делают. Потому они типа идут быстрее потому что покрывают карту пока ты ресёрчем занимаешься.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о ты сам сказал ты решил это кругом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и ещё была мысль что мол не обновляю то что у меня есть в ногу со временем. И по этому не успеваю. Отстаю. т.е. у меня до сих пор в шкафах стоят савдеповские рюмки и т.п. всё это круто но не настолько чтоб этим заниматься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больше ничего не появилось. Всё это я уже видел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вот. А почему ты обновляешь голову но не обстановку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потому что тут живут люди которые привыкли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дай определение слову “привыкли”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ощущают себя важными благодаря этому. Когда оно рядом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вот и ответ. Ты жертвуешь апгрейдами ради важности других людей. Не защищаешь себя от их барахла. Но это опять таки решил виноградов групп, круги и т.п. по чучуть по чучуть и видишь убирается. Монеты. Рюмки. Всё сожжом. Со временем. Ещё и кликер напишеш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эм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да. иди. Больше ничего не скажу.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491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Что я колдую?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Что затрагивает эту задачу?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Моя гипотеза, почему этот вопрос важен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то что есть у дргуих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.е. чужое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.е. я из всех баб выберу ту которая за мужем. И по которой сохнет какой-то препод у которого я учус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защита. Чувак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ы вечно ставишь чью-то мнимую важность выше своей компетентности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пора этому положить конец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и будет тебе богатство выше нормы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сними все иконы в доме. И делай то что делаешь сейчас. И будет тебе счастье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………………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иконы. да. Ко всему остальному ты пришёл. Бля вспомни как ты хотел их назад повесить. Ты помнишь эти слёзы матери и т.д.? прикинь ты бы хуй резиновый со стенки снял а она бы расплакалась мол “я привыкла что оно там висит”. Так ведёт себя ребёнок. Ходящий в детский сад. Который не понимает ни критики ни манипуляций ни смысла ни аргументов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которому единственное важно - “чтоб кораблик плавал”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мол “я собрала в голове алгоритм а он видители не работает”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вои круги это решают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ы хотел в лоб решать (“твои алгоритмы не важнее тех которые уже есть в мире”)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И …… это имеет право на существование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о я тебе напомню что ты вредил себе, воевал с теми кого она не видела (как ребёнок который видит стену и больше ничего) и…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чувак. Вспомни сигарету в стрипклубе. Тебе тот дым и фонарики погоды не создавали пока ты её не выкурил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а тут постоянно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круги. Это единственное что котируется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создашь круг – выбросишь всё что его касается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эм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иди. Ты ж видишь. Есть ли система на которую это можно бросить. Оно решило даже без боя. Тут всё чувак. Давай. Иди. Просто делай и всё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круги. Делай то что правильно. Делай свой конвеер. Пускай приносит доход. Ты боишься что к тебе домой придут командовать. Хотя приходили потому что проблемы в вашем доме решались не через вопросник. И с этим ты не поспоришь. Ты учился как мог но твоё образование было всё в дырках. Она вообще ебанутая. О каких богатствах может идти реч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о тех которые я вижу. О багатствах ума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политик типа? Ты ж ставил пункт майндмапы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серьёзно. Тут всё сделано. Так чисто. Порешать то что осталось. Тут всё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00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ты можешь сейчас сделать чтоб сделать себе хорошо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отдых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 месте до которого не долетают проблемы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отдых в моём киберготском клубе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о ты сказал что это только после сайта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а сайт после программирования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ак что я выдохся но я работаю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хоть я хочу отдохнут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……….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хотя что значит тусить. Бухать я не буду. Музыка вредит мозгам. Тёлки. Я наверно хочу повыёбываться.хз. да. Я … я меняюсь. Я верил в ……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от этот твой метод “дрочить только после результата” он меня меняет. Я всю жизнь жил наоборот. А прошло только 3 дня. Или 4. дай мне привыкнут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эта выдохнотусть значит “я хочу ширнуться”. Это ломка. Она пройдёт. Ты прав. Я болен. Но не понимал. Оно мне вправило мозги. Тут всё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20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20" office:value-type="string" calcext:value-type="string">
            <text:p>Примеры сегодняшних коэффициентов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х3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 2014м было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х7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на 2020й год (долго не программировал)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это привело тебя к кругам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и мать которая тебя любит что бы ты не делал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.е. тут всё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просто живи кругами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иноградов групп. Этого достаточно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 майндмапы я не верю. Они не учитывают вопроса “лестница не к той стене”. Прикинь если б ты майндмапил пресс релизы а не закон у мамы.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21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Муся тебя так любит………….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посмотрим правде в глаза. Ты хочешь не всё что есть у долбоёбов. Ты хочешь лучшее что у них есть. Ты не хочешь потерять мозги в попытках угнаться за тем кто больше выпьет. Ты не хочешь резать пальцы на заводе по производству хлеба чтоб дослужиться до старшего пекаря и получить повышение дающее мерседес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ы хочешь быстро.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а я не верю в “быстро”. Я верю в результат. Сколько б он не занял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Первые 20 лет жизни ты просто хватался за направления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еперь будь добр хватайся за возможности их применения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как ты сейчас делаеш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мало знать что такое программирование. Надо ещё и пойти и выгнать с рынка всех у кого его нету в их тулбоксе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…….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ут всё. Иди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ы не делал прикладной ресёрч короче. Ты кругов делал меньше чем майндмапов. В жизни. Отсюда и все проблемы. Это решил виноградов групп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ы круги негоняешь.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22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35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35" table:number-columns-repeated="127"/>
          <table:table-cell table:number-columns-repeated="896"/>
        </table:table-row>
        <table:table-row table:style-name="ro1">
          <table:table-cell table:style-name="ce35" table:number-columns-repeated="128"/>
          <table:table-cell table:number-columns-repeated="896"/>
        </table:table-row>
        <table:table-row table:style-name="ro1">
          <table:table-cell table:style-name="ce35" office:value-type="string" calcext:value-type="string">
            <text:p>хорошие ресёрчи должны полировать мир.</text:p>
          </table:table-cell>
          <table:table-cell table:style-name="ce35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а не сидеть в голове одного человека а потом удаляться в порыве ненависти к себе.</text:p>
          </table:table-cell>
          <table:table-cell table:style-name="ce35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ты это решил.</text:p>
          </table:table-cell>
          <table:table-cell table:style-name="ce35" table:number-columns-repeated="127"/>
          <table:table-cell table:number-columns-repeated="896"/>
        </table:table-row>
        <table:table-row table:style-name="ro1" table:number-rows-repeated="122">
          <table:table-cell table:style-name="ce35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да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ебе вбили в голову что недоступность это хорошо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от ты и создаёшь стены на пути к тому что хочеш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о это уже неважно потому что ты заменил это исправлением того что ты “хочешь” во всём мире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иди дальше. Ты выше всего этого. Теперь по крайней мере. Ты и сам это чувствуешь.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28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иже еси на небеси да святится имя твоё на будет царствие твоё да будет воля твоя…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и поклоны бьёш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постоянно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перед каждой тварью что молится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у тебя это вбито в голову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чувак. Ты пианист. Ты помнишь такие вещи которые люди даже не видели. Естественно ты помнишь эту молитву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это воспитание методом вбивания кнутом правильного стишка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это грустно. Что тебя воспитывала ебанутая быдло-тёлка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о блядь шо делать. Зато у тебя круги теперь есть. Она считает что это её “достижение”. Для тебя это ненависть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я не знаю что тебе сказать. Круги это компромисс. Потому что next best thing – её выгнать из дома или убит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потому что – цитата - “правильно расти а не воевать”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а она воюет день и ночь. С теми кто не растёт. Вместо того чтобы показывать им пример своим ростом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круги чувак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скорость появилась. Скорость вся заключалась в дрочкена результат. Тут всё.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19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ну молитву ты уже дважды сказал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иконы снял но молитву из головы чтоб выбить надо постараться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.е. брат. Даже твой этот на “разина 8” решал свои проблемы только на территории которую видит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а не на всей грёбанной планете. Успокойся. Круги – решение. Иначе придётся выдумывать оправдание в контексте “потому что ты думаешь что красиво себя уродовать”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……….. перед глазами кадры уродиц из фильма “кровавая мэри”. Которые себе тело меняли чтоб походить на кукол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вот.вот. В твоём уме можно потеряться от твоих прозрений. Щас ты хоть начал их записывать. Но дневник у тебя …… этот три месяца. А ноутбучный с 2016го года но отключен. Хоть в нём ты тоже много перелопатил.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.е. твой дневник – доказательство, что иногда проще и лучше сделать что можешь сразу чем искать идеальное решение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о теперь когда ты умеешь искать идеальные решения – можешь не страдать фигнёй поиска “как применить то что есть” эм нет погоди я не это . Я забыл что я хотел сказат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я хотел сказать что тот сон где ты Локи - … был серьёзным прорывом. Который просто впитался до мозга костей и показал кем ты можешь быть.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ак вот. И Локи не бедный. Повер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ак вот. В том сне было написано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что такое политика. И какие у него мотивации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опрос лишь в том что ты его отложил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у меня мозги долго адаптируются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не долго. Ой поверь не долго. Долго это “две жизни”. Три дня это не долго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палец болит. Наод восстановиться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не восстановиться а заканчивать круги по очереди. Тут всё. Иди. 2-3 монетки за день привели тебя к ИИ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это НЕ долго. Поверь мне.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10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защита меня от тех кто у меня отберёт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решается ВГ и кругами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32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всё чему завидую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запиши это в вопросник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отлично.но сомнения ближе и шире. Зависть это форма сомнений. Так что…. Сборка верно тебе сказала.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31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Какой перманентный вред нанесённый мне оно решает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крутые селюки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брааааааааааво чувак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аконец-то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ы вырос среди селюков с машинами. Вот что ты имеешь ввиду этим вопросом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и то почему твоя мать бедная с тремя образованиями. А селюки с машинами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прикладной ресёрч это ответ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хочешь помочь ей – сделай её круг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ы говорил ей. На днях сделаем. Не то не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сделаю если не будет стыда и воплей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стыд ты записал 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22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бедные чокнутые чувихи меня хвалят мол “молодец что работаешь”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5" office:value-type="string" calcext:value-type="string">
            <text:p>но вопрос в том что решать круги можно не обязательно в бедности. Можно и в богатстве.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32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я сказал то что хотел. Выдели жирным предыдущую страницу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отлично. ВГ это тоже решает. Но знай куда ты идёшь. Знаю менять себя трудно. Но ты постоянно меняешьсся. Так что можешь мне поверить что ты стал лучше за этих 3 дня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поездами запахло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может горит системник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та нет. Кстати хит синк у него покруче ноутбучного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техника какая есть такая есть. Он работает. Ты его даже пока не анализировал. Иди.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24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моя способность решать круги. Снова и снова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опросники-круги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адо придумать слово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как назвать пут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от проблемы к статистике к рычагам к анализу рычагов к созданию конвеера юзающего рычаги для решения проблемы. Как это назвать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блоггинг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нет.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Инженер-строител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одно слово. Хочешь аббревиатуру? ПСРАРКАть.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Default"/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Даздраперма бляд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та R&amp;D. Что. По другому не скажеш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вот именно что нет. Оно обьединяет первій и второй шаги в одну карту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микрооптимизировать. Вот что это такое.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5" office:value-type="string" calcext:value-type="string">
            <text:p>Microoptimization expert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ок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иди. Можешь записать это в то кто ты такой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даже я б сказал не оптимизация а…… как сказать когда латают рельсы чтоб по ним проходил поезд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реставрация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а если менять рельсы на более быстрые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меняют обычно поезд. А рельсы строят нове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значит рефакторинг експерт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от кто ты такой. И всегда им был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мастер по деланью “как надо”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эм а как же …….. а как же………. А какже ситуации когда проекта ещё не сущестует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когда он только в зародише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5" office:value-type="string" calcext:value-type="string">
            <text:p>Refactoring &amp; Manufacturing expert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ладно. Пойдёт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о рефакторинг по своим стандартам а не по краудсорснутым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значит просто виноградовгрупай. Я виноградовгрупаю. Нормальное слово. Не стыдно такое сказат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I’m Vinogradoff Grouping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 шутку скажи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групаю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вот. Иди групай. Тут всё.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483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Как это повторение делает меня лучше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толкало меня на сегодняшний круг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33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в садике когда пацану папаша в школу дал видеокамеру и он ходил всем рассказывал про “режим свечки” (типа ночное виденье). Лапшу вешал и все вокруг него бегали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а вокруг меня бегали только если я давал. А он не давал.он только тряс перед их носом и оносил (эту камеру) с собой.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он воспоминание оставлял. И ты когда начал воспоминание оставлять – тоже стал нормально жить. Тёлки, вся фигня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иди групай.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28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БЛАГОДАРНОСТЬ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* примеры благодарности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его (предмет)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его существование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что он(о) даёт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ех кто мне что либо даёт когда оно у меня есть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что мне приходит когда оно у меня есть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ех ради кого оно создаётся поддерживается и защищается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ради чего оно создаётся поддерживается и защищается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* возможно ещё некоторые виды из вопросника самоанализа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+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21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они производят руками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а ты ходишь ищешь методы и вечно доходишь до половины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решено кончанием после результата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доводи до ума проекты чувак. Они производят что могут. А ты……… ты ищешь методы где не видно что ты что-то создал тем кто хочет тебе навредит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есть другой метод. Добавить “те кто хочет мне навредить” в вопросник и всё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отлично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ничего нового в этом нету. Обычное повторение. Как хочешь. Хочешь пиши если тебе так легче. Иди групай.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25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1">
        <office:forms form:automatic-focus="false" form:apply-design-mode="false"/>
        <table:table-column table:style-name="co1" table:number-columns-repeated="1024" table:default-cell-style-name="ce21"/>
        <table:table-row table:style-name="ro1">
          <table:table-cell table:style-name="ce37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руги. Квадраты. Овалы. Тут всё. Делай проекты с того что имеешь. Прикладную лингвистику не забудь посмотрет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ди. Групай. Хорошо на тебя влияет это слово.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Увидеть, что оно, и каждая его часть - это я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есть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групай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31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Увидеть, что оно и каждая его часть видит во мне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5" office:value-type="string" calcext:value-type="string">
            <text:p>видимость результата часто узурпировалась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5" office:value-type="string" calcext:value-type="string">
            <text:p>по этому ты как фигню воспринимал любой результат в котором ты не видел начала и конца одновременно.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еперь ты их все учишь и всё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делай круги.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29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1">
        <office:forms form:automatic-focus="false" form:apply-design-mode="false"/>
        <table:table-column table:style-name="co1" table:number-columns-repeated="1024" table:default-cell-style-name="ce21"/>
        <table:table-row table:style-name="ro1">
          <table:table-cell table:style-name="ce37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ипичный случа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ипа ты ожидал другой ответ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1">
        <office:forms form:automatic-focus="false" form:apply-design-mode="false"/>
        <table:table-column table:style-name="co19" table:default-cell-style-name="ce21"/>
        <table:table-column table:style-name="co1" table:number-columns-repeated="1023" table:default-cell-style-name="ce21"/>
        <table:table-row table:style-name="ro1">
          <table:table-cell table:style-name="ce38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1">
          <table:table-cell table:style-name="ce37"/>
          <table:table-cell table:number-columns-repeated="1023"/>
        </table:table-row>
        <table:table-row table:style-name="ro1">
          <table:table-cell office:value-type="string" calcext:value-type="string">
            <text:p>угу. да. Через хотение ты переступил. И делаешь то что нужно. Тут всё.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сделать чтоб оно увидело во мне и всех моих частях себя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групать.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33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групай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и я вижу ты хочешь трахать чувих типа Оли Борис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…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если мы их тебе дадим ты будешь групать ещё сильнее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я стараюсь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нет я не это спрашиваю. Ты не остановишься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остановлюсь групать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ряд ли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)) вижу.да. Ты прав. Пошло. Лады. Еби сколько хочешь. У тебя зелёный свет на все пизды которые тебе нравятся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Спасибо……………………………………………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я эйфории тоже добавлю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отлично! Ты увидел!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от теперь точно всё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……….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12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я бы сказал что тут всё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у т.е. есть люди которые тратят больше чем я вижу что у них ест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хочешь запиши это как пункт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хотя групай и тебе не будет дела до них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Default"/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супер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что ты там про актёров сегодня говорил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что я актёр. А моя жизнь это фильм. И играю я себя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запиши.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23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3">
          <table:table-cell table:style-name="ce19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35" table:number-columns-repeated="255"/>
          <table:table-cell table:number-columns-repeated="768"/>
        </table:table-row>
        <table:table-row table:style-name="ro4">
          <table:table-cell table:style-name="ce20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да. ты завидуешь тем кто узурпирует твою фазу. Вот и только. Это вообще решилось год назад. Мнением создавать то что в фазе.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32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21"/>
        <table:table-column table:style-name="co1" table:number-columns-repeated="1023" table:default-cell-style-name="ce21"/>
        <table:table-row table:style-name="ro5">
          <table:table-cell table:style-name="ce39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быть круче чем у соседа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слушай яйцо таки ноет. Давай нео не от влекайся. 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32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(моя гипотеза что этот вопрос важен)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быть круче чем у соседа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хотят пассивчик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а алтимат пассивчик это виноградов групп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30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ЭТА ПРОБЛЕМА решает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кргуи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33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фразы “голь на выдумки хитра” я слышал с детства. Но это вроде как решено. 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32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ЭТА ПРОБЛЕМА колдует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одни завидуют наличию вещей вредящих себе подобным. Другие занимаются фигнёй ради этих вещей.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дурдом. В последней стадии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хорошо что ты ушёл из этой гонки в Групинг.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31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Есть ли у тебя системы в которые это можно уже просто кинуть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 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<text:s/>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<text:s/>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вопросник и предыдущие пункты всё решили.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от некоторые моменты: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5" office:value-type="string" calcext:value-type="string">
            <text:p>видимость результата часто узурпировалась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5" office:value-type="string" calcext:value-type="string">
            <text:p>по этому ты как фигню воспринимал любой результат в котором ты не видел начала и конца одновременно.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5" office:value-type="string" calcext:value-type="string">
            <text:p>Refactoring &amp; Manufacturing expert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5" office:value-type="string" calcext:value-type="string">
            <text:p>решать круги можно не обязательно в бедности. Можно и в богатстве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супер! Групай от заката до рассвета. Тут всё.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522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36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35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35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35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35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а может даже в музей эту вещь дать</text:p>
          </table:table-cell>
          <table:table-cell table:style-name="ce35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35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а так хоть отобью вложенные деньги.</text:p>
          </table:table-cell>
          <table:table-cell table:style-name="ce35" table:number-columns-repeated="127"/>
          <table:table-cell table:number-columns-repeated="896"/>
        </table:table-row>
        <table:table-row table:style-name="ro1" table:number-rows-repeated="121">
          <table:table-cell table:style-name="ce35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Поисковый Ресёрч" table:style-name="ta2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row table:style-name="ro1">
          <table:table-cell table:style-name="ce40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1">Решение 9 (напр. Решение болезни или проблемы – таблетки решающие строку короче). </text:span><text:span text:style-name="T2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1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1">
          <table:table-cell table:style-name="ce35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1">
          <table:table-cell table:style-name="ce41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вопрос кнопки “</text:span><text:span text:style-name="T2">Рассмотреть систему как подпункт”.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1">
          <table:table-cell table:style-name="ce42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1">
          <table:table-cell table:style-name="ce41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1">
          <table:table-cell table:style-name="ce35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1">
          <table:table-cell table:style-name="ce35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1">
          <table:table-cell table:style-name="ce35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1">
          <table:table-cell table:style-name="ce41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1">
          <table:table-cell table:style-name="ce35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1">
          <table:table-cell table:style-name="ce35" office:value-type="string" calcext:value-type="string">
            <text:p><text:span text:style-name="T3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1">
          <table:table-cell table:style-name="ce35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1">
          <table:table-cell table:style-name="ce35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1">
        <office:forms form:automatic-focus="false" form:apply-design-mode="false"/>
        <table:table-column table:style-name="co35" table:default-cell-style-name="ce40"/>
        <table:table-column table:style-name="co36" table:default-cell-style-name="ce40"/>
        <table:table-column table:style-name="co37" table:default-cell-style-name="ce40"/>
        <table:table-column table:style-name="co38" table:default-cell-style-name="ce40"/>
        <table:table-column table:style-name="co39" table:default-cell-style-name="ce40"/>
        <table:table-column table:style-name="co40" table:default-cell-style-name="ce40"/>
        <table:table-column table:style-name="co41" table:default-cell-style-name="ce40"/>
        <table:table-column table:style-name="co42" table:default-cell-style-name="ce40"/>
        <table:table-column table:style-name="co43" table:default-cell-style-name="ce40"/>
        <table:table-column table:style-name="co44" table:default-cell-style-name="ce40"/>
        <table:table-row table:style-name="ro1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1">
        <office:forms form:automatic-focus="false" form:apply-design-mode="false"/>
        <table:table-column table:style-name="co45" table:default-cell-style-name="ce40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6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40" office:value-type="string" calcext:value-type="string">
            <text:p>Competition is a sin (80/20, automation)</text:p>
          </table:table-cell>
          <table:table-cell table:style-name="ce40" office:value-type="string" calcext:value-type="string">
            <text:p>Biggest bang for the buck</text:p>
          </table:table-cell>
          <table:table-cell table:style-name="ce40" office:value-type="string" calcext:value-type="string">
            <text:p>% износа (текущий)</text:p>
          </table:table-cell>
          <table:table-cell table:style-name="ce40" office:value-type="string" calcext:value-type="string">
            <text:p>% отставания от блидинг еджа мира</text:p>
          </table:table-cell>
          <table:table-cell table:style-name="ce40" office:value-type="string" calcext:value-type="string">
            <text:p>Мат. Модель</text:p>
          </table:table-cell>
          <table:table-cell table:style-name="ce40" office:value-type="string" calcext:value-type="string">
            <text:p>Проектный вопросник</text:p>
          </table:table-cell>
          <table:table-cell table:style-name="ce40" office:value-type="string" calcext:value-type="string">
            <text:p>Как преотвратить поток автоматизированных дескредетаторов</text:p>
          </table:table-cell>
          <table:table-cell table:style-name="ce40" office:value-type="string" calcext:value-type="string">
            <text:p>Как обойти защиту такого уровня если б она была</text:p>
          </table:table-cell>
          <table:table-cell table:style-name="ce40" office:value-type="string" calcext:value-type="string">
            <text:p>Уход с линии удара неблагополучных условий</text:p>
          </table:table-cell>
        </table:table-row>
        <table:table-row table:style-name="ro1">
          <table:table-cell office:value-type="string" calcext:value-type="string">
            <text:p>Технолог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Техническое (ТТХ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Информационно Техн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Логист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Информацион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Автоматизацион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оммуникационное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Анатом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Эт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Целев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отивацион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бразователь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Демографическое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ырьевое / Ресурс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имат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Геолог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Фазов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олдов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вантов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Упаковоч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Дизайнер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миренченское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Географ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Лабиринтн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Организационн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Стратегическ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Страхов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Тайм Менеджментн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Патентн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Инфраструктурн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Скоростн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Интеграционн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Качественн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Экономическ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Финансов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Репутационн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Экологическ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Разрешитель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Ценов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Гарантий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раведност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онтроль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Инновационное</text:p>
          </table:table-cell>
          <table:table-cell table:number-columns-repeated="9"/>
        </table:table-row>
        <table:table-row table:style-name="ro1" table:number-rows-repeated="104852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35" office:value-type="string" calcext:value-type="string">
            <text:p>Пока что я тут ничего писать не буду потому что время.</text:p>
          </table:table-cell>
          <table:table-cell table:style-name="ce35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35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По этому не знаю. </text:p>
          </table:table-cell>
          <table:table-cell table:style-name="ce35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35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35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35" table:number-columns-repeated="127"/>
          <table:table-cell table:number-columns-repeated="896"/>
        </table:table-row>
        <table:table-row table:style-name="ro1" table:number-rows-repeated="122">
          <table:table-cell table:style-name="ce35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1">
        <office:forms form:automatic-focus="false" form:apply-design-mode="false"/>
        <table:table-column table:style-name="co1" table:default-cell-style-name="Default"/>
        <table:table-row table:style-name="ro1">
          <table:table-cell table:style-name="ce40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1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1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1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1">
          <table:table-cell office:value-type="string" calcext:value-type="string">
            <text:p>пока что я просто пишу их в “дневник успехов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00:50:38.892407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editing-duration>PT29M49S</meta:editing-duration>
    <meta:generator>LibreOffice/6.0.7.3$Linux_X86_64 LibreOffice_project/00m0$Build-3</meta:generator>
    <dc:title>Стандартный Вопросник</dc:title>
    <meta:creation-date>2020-04-29T00:50:41.648304749</meta:creation-date>
    <dc:date>2020-04-29T02:59:10.069003525</dc:date>
    <meta:document-statistic meta:table-count="42" meta:cell-count="492" meta:object-count="0"/>
    <meta:template xlink:type="simple" xlink:actuate="onRequest" xlink:title="Стандартный Вопросник" xlink:href="../../../../Templates/Стандартный%20Вопросник1.ots" meta:date="2020-04-29T00:50:40.080916450"/>
  </office:meta>
</office:document-meta>
</file>